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5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016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>
            <text:p>Property:</text:p>
          </table:table-cell>
          <table:table-cell/>
          <table:table-cell table:style-name="ce1" office:value-type="string">
            <text:p>Suggestion: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LLE Anfangsbuchstaben KAPITALISIEREN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2" office:value-type="string">
            <text:p>Box: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UpwindWeight)</text:p>
          </table:table-cell>
          <table:table-cell/>
          <table:table-cell office:value-type="string">
            <text:p>-&gt; MassUpwindWeight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MassUpwindWeight)</text:p>
          </table:table-cell>
          <table:table-cell/>
          <table:table-cell office:value-type="string">
            <text:p>-&gt; Gruppe Implicit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EnableVelocityOutput)</text:p>
          </table:table-cell>
          <table:table-cell/>
          <table:table-cell office:value-type="string">
            <text:p>-&gt; Vtk.AddVelocity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EnableJacobianRecycling)</text:p>
          </table:table-cell>
          <table:table-cell/>
          <table:table-cell office:value-type="string">
            <text:p>-&gt; Gruppe Implicit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EnablePartialReassemble)</text:p>
          </table:table-cell>
          <table:table-cell/>
          <table:table-cell office:value-type="string">
            <text:p>-&gt; Gruppe Implicit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NumericDifferenceMethod)</text:p>
          </table:table-cell>
          <table:table-cell/>
          <table:table-cell office:value-type="string">
            <text:p>-&gt; Gruppe Implicit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EnableHints)</text:p>
          </table:table-cell>
          <table:table-cell/>
          <table:table-cell office:value-type="string">
            <text:p>-&gt; Gruppe Implicit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MaxTimeStepSize)</text:p>
          </table:table-cell>
          <table:table-cell/>
          <table:table-cell office:value-type="string">
            <text:p>-&gt; Gruppe TimeManager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EnableSmoothUpwinding)</text:p>
          </table:table-cell>
          <table:table-cell/>
          <table:table-cell office:value-type="string">
            <text:p>-&gt; Gruppe Implicit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NewtonUseLineSearch)</text:p>
          </table:table-cell>
          <table:table-cell/>
          <table:table-cell office:value-type="string">
            <text:p>zu Nonlinear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Temperatures)</text:p>
          </table:table-cell>
          <table:table-cell/>
          <table:table-cell office:value-type="string">
            <text:p>in eine Gruppe Vtk -&gt; modellspezifisch, freiwillig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Temperatures)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Enthalpies)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InternalEnergies)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Fugacities)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Newton, EnableChop)</text:p>
          </table:table-cell>
          <table:table-cell/>
          <table:table-cell office:value-type="string">
            <text:p>zu Nonlinear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Porosity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BoundaryType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Saturation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Pressure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Velocitie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Densitie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Mobilitie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AverageMolarMas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MassFraction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MoleFraction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MPNC, VtkAddMolarities);</text:p>
          </table:table-cell>
          <table:table-cell/>
          <table:table-cell office:value-type="string">
            <text:p>in eine Gruppe Vt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zusätzlich Vtk.OutputLevel -&gt; NumericalMod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ecoupled: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ErrorTermFactor)</text:p>
          </table:table-cell>
          <table:table-cell/>
          <table:table-cell office:value-type="string">
            <text:p>-&gt; Gruppe IMPET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ErrorTermLowerBound)</text:p>
          </table:table-cell>
          <table:table-cell/>
          <table:table-cell office:value-type="string">
            <text:p>-&gt; Gruppe IMPET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ErrorTermUpperBound)</text:p>
          </table:table-cell>
          <table:table-cell/>
          <table:table-cell office:value-type="string">
            <text:p>-&gt; Gruppe IMPET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RefineTolerance)</text:p>
          </table:table-cell>
          <table:table-cell/>
          <table:table-cell office:value-type="string">
            <text:p>GET_PARAM_FROM_GROUP(TypeTag, Scalar, GridAdapt, RefineTolerance)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CoarsenTolerance)</text:p>
          </table:table-cell>
          <table:table-cell/>
          <table:table-cell office:value-type="string">
            <text:p>GET_PARAM_FROM_GROUP(TypeTag, Scalar, GridAdapt, CoarsenTolerance)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SwitchNormals)</text:p>
          </table:table-cell>
          <table:table-cell/>
          <table:table-cell office:value-type="string">
            <text:p>-&gt; Gruppe IMPET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CFLFactor)</text:p>
          </table:table-cell>
          <table:table-cell/>
          <table:table-cell office:value-type="string">
            <text:p>GET_PARAM_FROM_GROUP(TypeTag, Scalar, IMPES, CFLFactor)</text:p>
          </table:table-cell>
          <table:table-cell table:number-columns-repeated="1021"/>
        </table:table-row>
        <table:table-row table:style-name="ro1">
          <table:table-cell office:value-type="string">
            <text:p>GET_PARAM(TypeTag,bool, EnableVolumeIntegral)</text:p>
          </table:table-cell>
          <table:table-cell/>
          <table:table-cell office:value-type="string">
            <text:p>-&gt; Gruppe IMPET</text:p>
          </table:table-cell>
          <table:table-cell table:number-columns-repeated="1021"/>
        </table:table-row>
        <table:table-row table:style-name="ro1">
          <table:table-cell office:value-type="string">
            <text:p>GET_PARAM(TypeTag,bool, RestrictFluxInTransport)</text:p>
          </table:table-cell>
          <table:table-cell/>
          <table:table-cell office:value-type="string">
            <text:p>-&gt; Gruppe IMPET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MinLevel)</text:p>
          </table:table-cell>
          <table:table-cell/>
          <table:table-cell office:value-type="string">
            <text:p>GET_PARAM_FROM_GROUP(TypeTag, int, GridAdapt, MinLevel)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MaxLevel)</text:p>
          </table:table-cell>
          <table:table-cell/>
          <table:table-cell office:value-type="string">
            <text:p>GET_PARAM_FROM_GROUP(TypeTag, int, GridAdapt, MaxLevel)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AdaptionInterval)</text:p>
          </table:table-cell>
          <table:table-cell/>
          <table:table-cell office:value-type="string">
            <text:p>GET_PARAM_FROM_GROUP(TypeTag, int, GridAdapt, AdaptionInterval)</text:p>
          </table:table-cell>
          <table:table-cell table:number-columns-repeated="1021"/>
        </table:table-row>
        <table:table-row table:style-name="ro1">
          <table:table-cell office:value-type="string">
            <text:p>GET_PARAM(TypeTag, bool, EnableInitializationIndicator)</text:p>
          </table:table-cell>
          <table:table-cell/>
          <table:table-cell office:value-type="string">
            <text:p>GET_PARAM_FROM_GROUP(TypeTag, bool, GridAdapt, EnableInitializationIndicator)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IterationFlag);</text:p>
          </table:table-cell>
          <table:table-cell/>
          <table:table-cell office:value-type="string">
            <text:p>GET_PARAM_FROM_GROUP(TypeTag, int, IMPES, IterationFlag);</text:p>
          </table:table-cell>
          <table:table-cell table:number-columns-repeated="1021"/>
        </table:table-row>
        <table:table-row table:style-name="ro1">
          <table:table-cell office:value-type="string">
            <text:p>GET_PARAM(TypeTag, int, IterationNumber);</text:p>
          </table:table-cell>
          <table:table-cell/>
          <table:table-cell office:value-type="string">
            <text:p>GET_PARAM_FROM_GROUP(TypeTag, int, IMPES, IterationNumber);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MaximumDefect);</text:p>
          </table:table-cell>
          <table:table-cell/>
          <table:table-cell office:value-type="string">
            <text:p>GET_PARAM_FROM_GROUP(TypeTag, Scalar, IMPES, MaximumDefect);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RelaxationFactor);</text:p>
          </table:table-cell>
          <table:table-cell/>
          <table:table-cell office:value-type="string">
            <text:p>GET_PARAM_FROM_GROUP(TypeTag, Scalar, IMPES, RelaxationFactor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Freeflow:</text:p>
          </table:table-cell>
          <table:table-cell table:number-columns-repeated="1023"/>
        </table:table-row>
        <table:table-row table:style-name="ro1">
          <table:table-cell office:value-type="string">
            <text:p>GET_PARAM(TypeTag, Scalar, StabilizationAlpha)</text:p>
          </table:table-cell>
          <table:table-cell/>
          <table:table-cell office:value-type="string">
            <text:p>GET_PARAM_FROM_GROUP(TypeTag, Scalar, Stokes, StabilizationAlpha)</text:p>
          </table:table-cell>
          <table:table-cell table:number-columns-repeated="1021"/>
        </table:table-row>
        <table:table-row table:style-name="ro1">
          <table:table-cell office:value-type="string">
            <text:p>GET_PARAM(TypeTag, Scalar, StabilizationBeta)</text:p>
          </table:table-cell>
          <table:table-cell/>
          <table:table-cell office:value-type="string">
            <text:p>GET_PARAM_FROM_GROUP(TypeTag, Scalar, Stokes, StabilizationBeta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ommon:</text:p>
          </table:table-cell>
          <table:table-cell table:number-columns-repeated="1023"/>
        </table:table-row>
        <table:table-row table:style-name="ro1">
          <table:table-cell office:value-type="string">
            <text:p>GET_PARAM(TypeTag, bool, EnableGravity)</text:p>
          </table:table-cell>
          <table:table-cell/>
          <table:table-cell office:value-type="string">
            <text:p>-&gt; Gruppe Probl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Linear:</text:p>
          </table:table-cell>
          <table:table-cell/>
          <table:table-cell office:value-type="string">
            <text:p>alles in Group: LinearSolver</text:p>
          </table:table-cell>
          <table:table-cell table:number-columns-repeated="1021"/>
        </table:table-row>
        <table:table-row table:style-name="ro1">
          <table:table-cell office:value-type="string">
            <text:p>GET_PARAM(TypeTag, double, PreconditionerRelaxation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PreconditionerIteration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int, LinearSolver, Verbosity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double, LinearSolver, MaxIterations)</text:p>
          </table:table-cell>
          <table:table-cell table:number-columns-repeated="1023"/>
        </table:table-row>
        <table:table-row table:style-name="ro1">
          <table:table-cell office:value-type="string">
            <text:p>GET_PARAM(TypeTag, int, GMResRestart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double, LinearSolver, ResidualReduction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onlinear:</text:p>
          </table:table-cell>
          <table:table-cell/>
          <table:table-cell office:value-type="string">
            <text:p>bleibt so</text:p>
          </table:table-cell>
          <table:table-cell table:number-columns-repeated="1021"/>
        </table:table-row>
        <table:table-row table:style-name="ro1">
          <table:table-cell office:value-type="string">
            <text:p>GET_PARAM_FROM_GROUP(TypeTag, bool, Newton, UseLineSearch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EnableRelativeCriterion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EnableAbsoluteCriterion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SatisfyAbsAndRel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Scalar, Newton, RelTolerance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Scalar, Newton, AbsTolerance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int, Newton, TargetStep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int, Newton, MaxSteps)</text:p>
          </table:table-cell>
          <table:table-cell table:number-columns-repeated="1023"/>
        </table:table-row>
        <table:table-row table:style-name="ro1">
          <table:table-cell office:value-type="string">
            <text:p>GET_PARAM_FROM_GROUP(TypeTag, bool, Newton, WriteConvergenc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untim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ommon: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Grid.upperRightX)</text:p>
          </table:table-cell>
          <table:table-cell/>
          <table:table-cell office:value-type="string">
            <text:p>bleibt so, Aufruf ändern zu GET_RUNTIME_PARAM_FROM_GROUP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int, Grid.numberOfCellsX)</text:p>
          </table:table-cell>
          <table:table-cell/>
          <table:table-cell office:value-type="string">
            <text:p>bleibt so, Aufruf ändern zu GET_RUNTIME_PARAM_FROM_GROUP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Scalar, Grid.upperRightY)</text:p>
          </table:table-cell>
          <table:table-cell/>
          <table:table-cell office:value-type="string">
            <text:p>bleibt so, Aufruf ändern zu GET_RUNTIME_PARAM_FROM_GROUP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int, Grid.numberOfCellsY)</text:p>
          </table:table-cell>
          <table:table-cell/>
          <table:table-cell office:value-type="string">
            <text:p>bleibt so, Aufruf ändern zu GET_RUNTIME_PARAM_FROM_GROUP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Scalar, Grid.upperRightZ)</text:p>
          </table:table-cell>
          <table:table-cell/>
          <table:table-cell office:value-type="string">
            <text:p>bleibt so, Aufruf ändern zu GET_RUNTIME_PARAM_FROM_GROUP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int, Grid.numberOfCellsZ)</text:p>
          </table:table-cell>
          <table:table-cell/>
          <table:table-cell office:value-type="string">
            <text:p>bleibt so, Aufruf ändern zu GET_RUNTIME_PARAM_FROM_GROUP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std::string, gridFile)</text:p>
          </table:table-cell>
          <table:table-cell/>
          <table:table-cell office:value-type="string">
            <text:p>-&gt; Grid.File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std::string, parameterFil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bool, PrintProperties)</text:p>
          </table:table-cell>
          <table:table-cell/>
          <table:table-cell office:value-type="string">
            <text:p>-&gt; Gruppe TimeManager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Scalar, restart)</text:p>
          </table:table-cell>
          <table:table-cell/>
          <table:table-cell office:value-type="string">
            <text:p>-&gt; Gruppe TimeManager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bool, PrintParameters)</text:p>
          </table:table-cell>
          <table:table-cell/>
          <table:table-cell office:value-type="string">
            <text:p>-&gt; Gruppe TimeManager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Scalar, tEnd)</text:p>
          </table:table-cell>
          <table:table-cell/>
          <table:table-cell office:value-type="string">
            <text:p>-&gt; Gruppe TimeManager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Scalar, dtInitial)</text:p>
          </table:table-cell>
          <table:table-cell/>
          <table:table-cell office:value-type="string">
            <text:p>-&gt; Gruppe TimeManag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est:</text:p>
          </table:table-cell>
          <table:table-cell/>
          <table:table-cell office:value-type="string">
            <text:p>-&gt; Gruppen Problem, SpatialParams</text:p>
          </table:table-cell>
          <table:table-cell table:number-columns-repeated="1021"/>
        </table:table-row>
        <table:table-row table:style-name="ro1">
          <table:table-cell office:value-type="string">
            <text:p>GET_RUNTIME_PARAM(TypeTag, int, FluidSystem.nTemperatur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FluidSystem.nPressur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pressureLow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pressureHigh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temperatureLow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FluidSystem.temperatureHigh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InitialConditions.temperatur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InitialConditions.depthBOR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td::string, SimulationControl.name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Scalar, delta_)</text:p>
          </table:table-cell>
          <table:table-cell table:number-columns-repeated="1023"/>
        </table:table-row>
        <table:table-row table:style-name="ro1">
          <table:table-cell office:value-type="string">
            <text:p>GET_RUNTIME_PARAM(TypeTag, int, numRefine)</text:p>
          </table:table-cell>
          <table:table-cell table:number-columns-repeated="102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26.07.2012</text:date>, <text:time>11:24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206</meta:generator>
    <dc:date>2012-07-26T11:24:00</dc:date>
    <meta:editing-duration>PT6H41M3S</meta:editing-duration>
    <meta:editing-cycles>4</meta:editing-cycles>
    <meta:document-statistic meta:table-count="1" meta:cell-count="161" meta:object-count="0"/>
  </office:meta>
</office:document-meta>
</file>